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220" officeooo:paragraph-rsid="00118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layhead</text:p>
      <text:p text:style-name="P1"/>
      <text:p text:style-name="P1">Introduction</text:p>
      <text:p text:style-name="P1">Features</text:p>
      <text:p text:style-name="P1">System overview</text:p>
      <text:p text:style-name="P1">Device drivers</text:p>
      <text:p text:style-name="P1">Timing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21:02:14.941162876</meta:creation-date>
    <dc:date>2024-11-25T21:03:56.050058148</dc:date>
    <meta:editing-duration>PT1M45S</meta:editing-duration>
    <meta:editing-cycles>1</meta:editing-cycles>
    <meta:generator>LibreOffice/24.8.2.1$Linux_X86_64 LibreOffice_project/480$Build-1</meta:generator>
    <meta:document-statistic meta:table-count="0" meta:image-count="0" meta:object-count="0" meta:page-count="1" meta:paragraph-count="6" meta:word-count="9" meta:character-count="67" meta:non-whitespace-character-count="64"/>
  </office:meta>
</office:document-meta>
</file>